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49mm"/>
    </style:style>
    <style:style style:name="co2" style:family="table-column">
      <style:table-column-properties fo:break-before="auto" style:column-width="11.24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7" table:style-name="ta1">
        <table:shapes>
          <draw:frame draw:z-index="0" draw:style-name="gr1" draw:text-style-name="P1" svg:width="159.99mm" svg:height="89.99mm" svg:x="52.72mm" svg:y="1mm">
            <loext:p draw:notify-on-update-of-ranges="'7'.B1:'7'.B116 '7'.C1:'7'.C1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rightness (%)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Current (A)</text:p>
          </table:table-cell>
          <table:table-cell office:value-type="float" office:value="5.35" calcext:value-type="float">
            <text:p>5.35</text:p>
          </table:table-cell>
          <table:table-cell/>
        </table:table-row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<text:s/>Tavg</text:p>
          </table:table-cell>
          <table:table-cell office:value-type="string" calcext:value-type="string">
            <text:p><text:s/>Tro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00/00/00</text:date>, <text:time style:data-style-name="N2" text:time-value="14:51:05.6120548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6T15:01:24.828113106</dc:date>
    <meta:editing-duration>PT18M17S</meta:editing-duration>
    <meta:editing-cycles>2</meta:editing-cycles>
    <meta:generator>LibreOffice/5.1.6.2$Linux_X86_64 LibreOffice_project/10m0$Build-2</meta:generator>
    <meta:document-statistic meta:table-count="1" meta:cell-count="3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'7'.B1:'7'.C116" svg:x="0.32cm" svg:y="0.18cm" svg:width="12.508cm" svg:height="8.64cm">
          <chartooo:coordinate-region svg:x="0.941cm" svg:y="0.301cm" svg:width="11.85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7'.B1:'7'.B116" chart:class="chart:line">
            <chart:data-point chart:repeated="116"/>
          </chart:series>
          <chart:series chart:style-name="ch7" chart:values-cell-range-address="'7'.C1:'7'.C116" chart:class="chart:line">
            <chart:data-point chart:repeated="1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'7'.B1:'7'.B116</svg:desc>
                </draw:g>
              </table:table-cell>
              <table:table-cell office:value-type="float" office:value="NaN">
                <text:p>NaN</text:p>
                <draw:g>
                  <svg:desc>'7'.C1:'7'.C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35">
                <text:p>5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">
                <text:p>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">
                <text:p>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">
                <text:p>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">
                <text:p>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">
                <text:p>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">
                <text:p>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">
                <text:p>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">
                <text:p>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">
                <text:p>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">
                <text:p>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6">
                <text:p>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">
                <text:p>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">
                <text:p>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">
                <text:p>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">
                <text:p>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">
                <text:p>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">
                <text:p>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">
                <text:p>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">
                <text:p>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1">
                <text:p>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">
                <text:p>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1">
                <text:p>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1">
                <text:p>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1">
                <text:p>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1">
                <text:p>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2">
                <text:p>5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2">
                <text:p>5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">
                <text:p>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3">
                <text:p>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">
                <text:p>5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">
                <text:p>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4">
                <text:p>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3">
                <text:p>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3">
                <text:p>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3">
                <text:p>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2">
                <text:p>5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2">
                <text:p>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3">
                <text:p>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3">
                <text:p>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2">
                <text:p>5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2">
                <text:p>5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3">
                <text:p>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3">
                <text:p>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3">
                <text:p>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4">
                <text:p>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4">
                <text:p>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4">
                <text:p>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5">
                <text:p>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4">
                <text:p>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4">
                <text:p>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4">
                <text:p>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4">
                <text:p>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4">
                <text:p>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4">
                <text:p>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5">
                <text:p>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5">
                <text:p>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">
                <text:p>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5">
                <text:p>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5">
                <text:p>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5">
                <text:p>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5">
                <text:p>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5">
                <text:p>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6">
                <text:p>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6">
                <text:p>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6">
                <text:p>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6">
                <text:p>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6">
                <text:p>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6">
                <text:p>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6">
                <text:p>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6">
                <text:p>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7">
                <text:p>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7">
                <text:p>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6">
                <text:p>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7">
                <text:p>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">
                <text:p>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">
                <text:p>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6">
                <text:p>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6">
                <text:p>56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